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inherit" svg:font-family="inherit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3.806cm" table:align="left"/>
    </style:style>
    <style:style style:name="Table1.A" style:family="table-column">
      <style:table-column-properties style:column-width="4.189cm"/>
    </style:style>
    <style:style style:name="Table1.B" style:family="table-column">
      <style:table-column-properties style:column-width="1.72cm"/>
    </style:style>
    <style:style style:name="Table1.C" style:family="table-column">
      <style:table-column-properties style:column-width="1.984cm"/>
    </style:style>
    <style:style style:name="Table1.D" style:family="table-column">
      <style:table-column-properties style:column-width="1.896cm"/>
    </style:style>
    <style:style style:name="Table1.E" style:family="table-column">
      <style:table-column-properties style:column-width="1.9cm"/>
    </style:style>
    <style:style style:name="Table1.F" style:family="table-column">
      <style:table-column-properties style:column-width="2.117cm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style:vertical-align="middle" fo:padding="0.097cm" fo:border="0.5pt solid #000000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6.909cm" table:align="left"/>
    </style:style>
    <style:style style:name="Table2.A" style:family="table-column">
      <style:table-column-properties style:column-width="6.904cm"/>
    </style:style>
    <style:style style:name="Table2.B" style:family="table-column">
      <style:table-column-properties style:column-width="1.707cm"/>
    </style:style>
    <style:style style:name="Table2.C" style:family="table-column">
      <style:table-column-properties style:column-width="1.9cm"/>
    </style:style>
    <style:style style:name="Table2.D" style:family="table-column">
      <style:table-column-properties style:column-width="1.997cm"/>
    </style:style>
    <style:style style:name="Table2.E" style:family="table-column">
      <style:table-column-properties style:column-width="2.189cm"/>
    </style:style>
    <style:style style:name="Table2.F" style:family="table-column">
      <style:table-column-properties style:column-width="2.212cm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style:vertical-align="middle" fo:padding="0.097cm" fo:border="0.5pt solid #000000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6.99cm"/>
    </style:style>
    <style:style style:name="Table3.B" style:family="table-column">
      <style:table-column-properties style:column-width="1.808cm"/>
    </style:style>
    <style:style style:name="Table3.C" style:family="table-column">
      <style:table-column-properties style:column-width="1.896cm"/>
    </style:style>
    <style:style style:name="Table3.D" style:family="table-column">
      <style:table-column-properties style:column-width="2.006cm"/>
    </style:style>
    <style:style style:name="Table3.E" style:family="table-column">
      <style:table-column-properties style:column-width="2.096cm"/>
    </style:style>
    <style:style style:name="Table3.F" style:family="table-column">
      <style:table-column-properties style:column-width="2.205cm"/>
    </style:style>
    <style:style style:name="Table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3.F1" style:family="table-cell">
      <style:table-cell-properties style:vertical-align="middle" fo:padding="0.097cm" fo:border="0.5pt solid #000000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style:font-name="Courier New" fo:font-size="10.5pt" style:font-size-asian="10.5pt" style:font-size-complex="10.5pt"/>
    </style:style>
    <style:style style:name="P2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3" style:family="paragraph" style:parent-style-name="Heading_20_2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Heading_20_2">
      <style:text-properties style:font-name="Arial1" fo:font-size="10.5pt" fo:language="zxx" fo:country="none" officeooo:rsid="000fb1b7" officeooo:paragraph-rsid="000fb1b7" style:font-size-asian="9.14999961853027pt" style:language-asian="zxx" style:country-asian="none" style:font-size-complex="10.5pt" style:language-complex="zxx" style:country-complex="non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8" style:family="paragraph" style:parent-style-name="Text_20_body">
      <style:text-properties fo:color="#000000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9" style:family="paragraph" style:parent-style-name="Text_20_body">
      <style:paragraph-properties fo:margin-top="0cm" fo:margin-bottom="0cm" loext:contextual-spacing="false"/>
    </style:style>
    <style:style style:name="P10" style:family="paragraph" style:parent-style-name="Text_20_body">
      <style:paragraph-properties fo:margin-top="0cm" fo:margin-bottom="0cm" loext:contextual-spacing="false" fo:line-height="100%"/>
      <style:text-properties fo:color="#000000" style:font-name="Arial1" fo:font-size="10.5pt" fo:language="zxx" fo:country="none" style:font-size-asian="10.5pt" style:language-asian="zxx" style:country-asian="none" style:font-size-complex="10.5pt" style:language-complex="zxx" style:country-complex="none"/>
    </style:style>
    <style:style style:name="P11" style:family="paragraph" style:parent-style-name="Heading_20_2">
      <style:paragraph-properties fo:margin-top="0cm" fo:margin-bottom="0.21cm" loext:contextual-spacing="false" fo:text-align="center" style:justify-single-word="false" fo:break-before="page"/>
    </style:style>
    <style:style style:name="P12" style:family="paragraph" style:parent-style-name="Heading_20_2">
      <style:paragraph-properties fo:margin-top="0cm" fo:margin-bottom="0.21cm" loext:contextual-spacing="false" fo:text-align="center" style:justify-single-word="false" fo:break-before="page"/>
      <style:text-properties style:font-name="Arial1" fo:language="zxx" fo:country="none" style:language-asian="zxx" style:country-asian="none" style:language-complex="zxx" style:country-complex="none"/>
    </style:style>
    <style:style style:name="P13" style:family="paragraph" style:parent-style-name="Standard">
      <style:text-properties style:font-name="Arial1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4" style:family="paragraph" style:parent-style-name="Heading_20_1" style:master-page-name="HTML">
      <style:paragraph-properties fo:text-align="center" style:justify-single-word="false" style:page-number="auto"/>
      <style:text-properties fo:language="zxx" fo:country="none" style:language-asian="zxx" style:country-asian="none" style:language-complex="zxx" style:country-complex="none"/>
    </style:style>
    <style:style style:name="P15" style:family="paragraph" style:parent-style-name="Table_20_Contents">
      <style:paragraph-properties fo:text-align="start" style:justify-single-word="false"/>
      <style:text-properties style:font-name="Courier New" fo:font-size="10pt" style:font-size-asian="10pt" style:font-size-complex="10pt"/>
    </style:style>
    <style:style style:name="P16" style:family="paragraph" style:parent-style-name="Text_20_body" style:list-style-name="L1">
      <style:paragraph-properties fo:margin-top="0cm" fo:margin-bottom="0cm" loext:contextual-spacing="false" fo:line-height="115%"/>
      <style:text-properties fo:color="#000000" style:font-name="Arial1" fo:font-size="10.5pt" fo:language="zxx" fo:country="none" style:font-size-asian="10.5pt" style:language-asian="zxx" style:country-asian="none" style:font-size-complex="10.5pt" style:language-complex="zxx" style:country-complex="none"/>
    </style:style>
    <style:style style:name="T1" style:family="text">
      <style:text-properties fo:color="#000000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2" style:family="text">
      <style:text-properties fo:color="#000000" style:font-name="Courier New" fo:font-size="10pt" fo:language="zxx" fo:country="none" officeooo:rsid="0017267c" style:font-size-asian="10pt" style:language-asian="zxx" style:country-asian="none" style:font-size-complex="10pt" style:language-complex="zxx" style:country-complex="none"/>
    </style:style>
    <style:style style:name="T3" style:family="text">
      <style:text-properties fo:color="#000000" style:font-name="Courier New" fo:font-size="10pt" fo:language="zxx" fo:country="none" fo:background-color="#eeeeee" loext:char-shading-value="0" style:font-size-asian="10pt" style:language-asian="zxx" style:country-asian="none" style:font-size-complex="10pt" style:language-complex="zxx" style:country-complex="none"/>
    </style:style>
    <style:style style:name="T4" style:family="text">
      <style:text-properties fo:color="#000000"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" style:family="text">
      <style:text-properties fo:color="#000000" style:font-name="Courier New" fo:font-size="10pt" fo:language="zxx" fo:country="none" fo:background-color="transparent" loext:char-shading-value="0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color="#000000" style:font-name="Courier New" fo:font-size="10.5pt" fo:language="zxx" fo:country="none" fo:background-color="#eeeeee" loext:char-shading-value="0" style:font-size-asian="10.5pt" style:language-asian="zxx" style:country-asian="none" style:font-size-complex="10.5pt" style:language-complex="zxx" style:country-complex="none"/>
    </style:style>
    <style:style style:name="T7" style:family="text">
      <style:text-properties fo:color="#000000" style:font-name="Arial1" fo:language="zxx" fo:country="none" style:language-asian="zxx" style:country-asian="none" style:language-complex="zxx" style:country-complex="none"/>
    </style:style>
    <style:style style:name="T8" style:family="text">
      <style:text-properties fo:color="#000000" style:font-name="Arial1" fo:language="zxx" fo:country="none" officeooo:rsid="0019160c" style:language-asian="zxx" style:country-asian="none" style:language-complex="zxx" style:country-complex="none"/>
    </style:style>
    <style:style style:name="T9" style:family="text">
      <style:text-properties fo:color="#000000" style:font-name="Arial1" fo:font-size="10.5pt" fo:language="zxx" fo:country="none" style:font-size-asian="10.5pt" style:language-asian="zxx" style:country-asian="none" style:font-size-complex="10.5pt" style:language-complex="zxx" style:country-complex="none"/>
    </style:style>
    <style:style style:name="T10" style:family="text">
      <style:text-properties officeooo:rsid="0019160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aa715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<office:annotation><dc:date>2020-02-14T20:18:55.132000000</dc:date><text:p>HTML: &lt;meta http-equiv="X-UA-Compatible" content="IE=edge,chrome=1"&gt;</text:p></office:annotation><office:annotation><dc:date>2020-02-14T20:18:55.164000000</dc:date><text:p>&lt;!--&lt;link rel="stylesheet" href="u87-0.9.15-cssgrid.css" type="text/css"/&gt;--&gt;</text:p></office:annotation>u87.css v0.9.1<text:span text:style-name="T10">6</text:span> grid cheatsheet</text:h>
      <text:h text:style-name="P3" text:outline-level="2">grid v0.9.<text:span text:style-name="T10">5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5"><text:span text:style-name="Strong_20_Emphasis"><text:span text:style-name="T1">breakpoint</text:span></text:span></text:p>
          </table:table-cell>
          <table:table-cell table:style-name="Table1.A1" office:value-type="string">
            <text:p text:style-name="P6"><text:span text:style-name="Strong_20_Emphasis"><text:span text:style-name="T1">xs</text:span></text:span></text:p>
          </table:table-cell>
          <table:table-cell table:style-name="Table1.A1" office:value-type="string">
            <text:p text:style-name="P6"><text:span text:style-name="Strong_20_Emphasis"><text:span text:style-name="T1">sm</text:span></text:span></text:p>
          </table:table-cell>
          <table:table-cell table:style-name="Table1.A1" office:value-type="string">
            <text:p text:style-name="P6"><text:span text:style-name="Strong_20_Emphasis"><text:span text:style-name="T1">md</text:span></text:span></text:p>
          </table:table-cell>
          <table:table-cell table:style-name="Table1.A1" office:value-type="string">
            <text:p text:style-name="P6"><text:span text:style-name="Strong_20_Emphasis"><text:span text:style-name="T1">lg</text:span></text:span></text:p>
          </table:table-cell>
          <table:table-cell table:style-name="Table1.F1" office:value-type="string">
            <text:p text:style-name="P6"><text:span text:style-name="Strong_20_Emphasis"><text:span text:style-name="T1">xl</text:span></text:span></text:p>
          </table:table-cell>
        </table:table-row>
        <table:table-row>
          <table:table-cell table:style-name="Table1.A2" office:value-type="string">
            <text:p text:style-name="P5"><text:span text:style-name="Strong_20_Emphasis"><text:span text:style-name="T1">screen width</text:span></text:span></text:p>
          </table:table-cell>
          <table:table-cell table:style-name="Table1.A2" office:value-type="string">
            <text:p text:style-name="P6"><text:span text:style-name="Strong_20_Emphasis"><text:span text:style-name="T1">&lt;576px</text:span></text:span></text:p>
          </table:table-cell>
          <table:table-cell table:style-name="Table1.A2" office:value-type="string">
            <text:p text:style-name="P6"><text:span text:style-name="Strong_20_Emphasis"><text:span text:style-name="T1">&gt;=576px</text:span></text:span></text:p>
          </table:table-cell>
          <table:table-cell table:style-name="Table1.A2" office:value-type="string">
            <text:p text:style-name="P6"><text:span text:style-name="Strong_20_Emphasis"><text:span text:style-name="T1">&gt;=768px</text:span></text:span></text:p>
          </table:table-cell>
          <table:table-cell table:style-name="Table1.A2" office:value-type="string">
            <text:p text:style-name="P6"><text:span text:style-name="Strong_20_Emphasis"><text:span text:style-name="T1">&gt;=992px</text:span></text:span></text:p>
          </table:table-cell>
          <table:table-cell table:style-name="Table1.F2" office:value-type="string">
            <text:p text:style-name="P6"><text:span text:style-name="Strong_20_Emphasis"><text:span text:style-name="T1">&gt;=1200px</text:span></text:span></text:p>
          </table:table-cell>
        </table:table-row>
        <table:table-row>
          <table:table-cell table:style-name="Table1.F2" table:number-columns-spanned="6" office:value-type="string">
            <text:p text:style-name="P5"><text:span text:style-name="Strong_20_Emphasis"><text:span text:style-name="T4">Containers: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5"><text:span text:style-name="Source_20_Text"><text:span text:style-name="T3">.container-fluid</text:span></text:span></text:p>
          </table:table-cell>
          <table:table-cell table:style-name="Table1.A2" office:value-type="string">
            <text:p text:style-name="P7">100%</text:p>
          </table:table-cell>
          <table:table-cell table:style-name="Table1.A2" office:value-type="string">
            <text:p text:style-name="P7">100%</text:p>
          </table:table-cell>
          <table:table-cell table:style-name="Table1.A2" office:value-type="string">
            <text:p text:style-name="P7">100%</text:p>
          </table:table-cell>
          <table:table-cell table:style-name="Table1.A2" office:value-type="string">
            <text:p text:style-name="P7">100%</text:p>
          </table:table-cell>
          <table:table-cell table:style-name="Table1.F2" office:value-type="string">
            <text:p text:style-name="P7">100%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3">.container-float</text:span></text:span></text:p>
          </table:table-cell>
          <table:table-cell table:style-name="Table1.A2" office:value-type="string">
            <text:p text:style-name="P7">100%</text:p>
          </table:table-cell>
          <table:table-cell table:style-name="Table1.A2" office:value-type="string">
            <text:p text:style-name="P7">100%</text:p>
          </table:table-cell>
          <table:table-cell table:style-name="Table1.A2" office:value-type="string">
            <text:p text:style-name="P7">100%</text:p>
          </table:table-cell>
          <table:table-cell table:style-name="Table1.A2" office:value-type="string">
            <text:p text:style-name="P7">100%</text:p>
          </table:table-cell>
          <table:table-cell table:style-name="Table1.F2" office:value-type="string">
            <text:p text:style-name="P7">1140px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3">.container-sm</text:span></text:span></text:p>
          </table:table-cell>
          <table:table-cell table:style-name="Table1.A2" office:value-type="string">
            <text:p text:style-name="P7">100%</text:p>
          </table:table-cell>
          <table:table-cell table:style-name="Table1.A2" office:value-type="string">
            <text:p text:style-name="P7">540px</text:p>
          </table:table-cell>
          <table:table-cell table:style-name="Table1.A2" office:value-type="string">
            <text:p text:style-name="P7">540px</text:p>
          </table:table-cell>
          <table:table-cell table:style-name="Table1.A2" office:value-type="string">
            <text:p text:style-name="P7">540px</text:p>
          </table:table-cell>
          <table:table-cell table:style-name="Table1.F2" office:value-type="string">
            <text:p text:style-name="P7">540px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3">.container-md</text:span></text:span></text:p>
          </table:table-cell>
          <table:table-cell table:style-name="Table1.A2" office:value-type="string">
            <text:p text:style-name="P7">100%</text:p>
          </table:table-cell>
          <table:table-cell table:style-name="Table1.A2" office:value-type="string">
            <text:p text:style-name="P7">540px</text:p>
          </table:table-cell>
          <table:table-cell table:style-name="Table1.A2" office:value-type="string">
            <text:p text:style-name="P7">768px</text:p>
          </table:table-cell>
          <table:table-cell table:style-name="Table1.A2" office:value-type="string">
            <text:p text:style-name="P7">768px</text:p>
          </table:table-cell>
          <table:table-cell table:style-name="Table1.F2" office:value-type="string">
            <text:p text:style-name="P7">768px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3">.container-lg</text:span></text:span></text:p>
          </table:table-cell>
          <table:table-cell table:style-name="Table1.A2" office:value-type="string">
            <text:p text:style-name="P7">100%</text:p>
          </table:table-cell>
          <table:table-cell table:style-name="Table1.A2" office:value-type="string">
            <text:p text:style-name="P7">540px</text:p>
          </table:table-cell>
          <table:table-cell table:style-name="Table1.A2" office:value-type="string">
            <text:p text:style-name="P7">768px</text:p>
          </table:table-cell>
          <table:table-cell table:style-name="Table1.A2" office:value-type="string">
            <text:p text:style-name="P7">992px</text:p>
          </table:table-cell>
          <table:table-cell table:style-name="Table1.F2" office:value-type="string">
            <text:p text:style-name="P7">992px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3">.container</text:span></text:span></text:p>
          </table:table-cell>
          <table:table-cell table:style-name="Table1.A2" office:value-type="string">
            <text:p text:style-name="P7">100%</text:p>
          </table:table-cell>
          <table:table-cell table:style-name="Table1.A2" office:value-type="string">
            <text:p text:style-name="P7">540px</text:p>
          </table:table-cell>
          <table:table-cell table:style-name="Table1.A2" office:value-type="string">
            <text:p text:style-name="P7">768px</text:p>
          </table:table-cell>
          <table:table-cell table:style-name="Table1.A2" office:value-type="string">
            <text:p text:style-name="P7">992px</text:p>
          </table:table-cell>
          <table:table-cell table:style-name="Table1.F2" office:value-type="string">
            <text:p text:style-name="P7">1140px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3">.container-xl</text:span></text:span></text:p>
          </table:table-cell>
          <table:table-cell table:style-name="Table1.A2" office:value-type="string">
            <text:p text:style-name="P7">100%</text:p>
          </table:table-cell>
          <table:table-cell table:style-name="Table1.A2" office:value-type="string">
            <text:p text:style-name="P7">540px</text:p>
          </table:table-cell>
          <table:table-cell table:style-name="Table1.A2" office:value-type="string">
            <text:p text:style-name="P7">768px</text:p>
          </table:table-cell>
          <table:table-cell table:style-name="Table1.A2" office:value-type="string">
            <text:p text:style-name="P7">992px</text:p>
          </table:table-cell>
          <table:table-cell table:style-name="Table1.F2" office:value-type="string">
            <text:p text:style-name="P7">1140px</text:p>
          </table:table-cell>
        </table:table-row>
        <table:table-row>
          <table:table-cell table:style-name="Table1.F2" table:number-columns-spanned="6" office:value-type="string">
            <text:p text:style-name="P5"><text:span text:style-name="Strong_20_Emphasis"><text:span text:style-name="T1">Hide: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5"><text:span text:style-name="Source_20_Text"><text:span text:style-name="T3">.hide-on-mobile</text:span></text:span></text:p>
          </table:table-cell>
          <table:table-cell table:style-name="Table1.A2" office:value-type="string">
            <text:p text:style-name="P7">hide</text:p>
          </table:table-cell>
          <table:table-cell table:style-name="Table1.A2" office:value-type="string">
            <text:p text:style-name="P7">hide</text:p>
          </table:table-cell>
          <table:table-cell table:style-name="Table1.A2" office:value-type="string">
            <text:p text:style-name="P7">show</text:p>
          </table:table-cell>
          <table:table-cell table:style-name="Table1.A2" office:value-type="string">
            <text:p text:style-name="P7">show</text:p>
          </table:table-cell>
          <table:table-cell table:style-name="Table1.F2" office:value-type="string">
            <text:p text:style-name="P7">show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3">.hide-on-desktop</text:span></text:span></text:p>
          </table:table-cell>
          <table:table-cell table:style-name="Table1.A2" office:value-type="string">
            <text:p text:style-name="P7">show</text:p>
          </table:table-cell>
          <table:table-cell table:style-name="Table1.A2" office:value-type="string">
            <text:p text:style-name="P7">show</text:p>
          </table:table-cell>
          <table:table-cell table:style-name="Table1.A2" office:value-type="string">
            <text:p text:style-name="P7">hide</text:p>
          </table:table-cell>
          <table:table-cell table:style-name="Table1.A2" office:value-type="string">
            <text:p text:style-name="P7">hide</text:p>
          </table:table-cell>
          <table:table-cell table:style-name="Table1.F2" office:value-type="string">
            <text:p text:style-name="P7">hide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3">.hide-xs</text:span></text:span></text:p>
          </table:table-cell>
          <table:table-cell table:style-name="Table1.A2" office:value-type="string">
            <text:p text:style-name="P7">hide</text:p>
          </table:table-cell>
          <table:table-cell table:style-name="Table1.A2" office:value-type="string">
            <text:p text:style-name="P7">show</text:p>
          </table:table-cell>
          <table:table-cell table:style-name="Table1.A2" office:value-type="string">
            <text:p text:style-name="P7">show</text:p>
          </table:table-cell>
          <table:table-cell table:style-name="Table1.A2" office:value-type="string">
            <text:p text:style-name="P7">show</text:p>
          </table:table-cell>
          <table:table-cell table:style-name="Table1.F2" office:value-type="string">
            <text:p text:style-name="P7">show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3">.hide-sm</text:span></text:span></text:p>
          </table:table-cell>
          <table:table-cell table:style-name="Table1.A2" office:value-type="string">
            <text:p text:style-name="P7">show</text:p>
          </table:table-cell>
          <table:table-cell table:style-name="Table1.A2" office:value-type="string">
            <text:p text:style-name="P7">hide</text:p>
          </table:table-cell>
          <table:table-cell table:style-name="Table1.A2" office:value-type="string">
            <text:p text:style-name="P7">show</text:p>
          </table:table-cell>
          <table:table-cell table:style-name="Table1.A2" office:value-type="string">
            <text:p text:style-name="P7">show</text:p>
          </table:table-cell>
          <table:table-cell table:style-name="Table1.F2" office:value-type="string">
            <text:p text:style-name="P7">show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3">.hide-md</text:span></text:span></text:p>
          </table:table-cell>
          <table:table-cell table:style-name="Table1.A2" office:value-type="string">
            <text:p text:style-name="P7">show</text:p>
          </table:table-cell>
          <table:table-cell table:style-name="Table1.A2" office:value-type="string">
            <text:p text:style-name="P7">show</text:p>
          </table:table-cell>
          <table:table-cell table:style-name="Table1.A2" office:value-type="string">
            <text:p text:style-name="P7">hide</text:p>
          </table:table-cell>
          <table:table-cell table:style-name="Table1.A2" office:value-type="string">
            <text:p text:style-name="P7">show</text:p>
          </table:table-cell>
          <table:table-cell table:style-name="Table1.F2" office:value-type="string">
            <text:p text:style-name="P7">show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3">.hide-lg</text:span></text:span></text:p>
          </table:table-cell>
          <table:table-cell table:style-name="Table1.A2" office:value-type="string">
            <text:p text:style-name="P7">show</text:p>
          </table:table-cell>
          <table:table-cell table:style-name="Table1.A2" office:value-type="string">
            <text:p text:style-name="P7">show</text:p>
          </table:table-cell>
          <table:table-cell table:style-name="Table1.A2" office:value-type="string">
            <text:p text:style-name="P7">show</text:p>
          </table:table-cell>
          <table:table-cell table:style-name="Table1.A2" office:value-type="string">
            <text:p text:style-name="P7">hide</text:p>
          </table:table-cell>
          <table:table-cell table:style-name="Table1.F2" office:value-type="string">
            <text:p text:style-name="P7">show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3">.hide-xl</text:span></text:span></text:p>
          </table:table-cell>
          <table:table-cell table:style-name="Table1.A2" office:value-type="string">
            <text:p text:style-name="P7">show</text:p>
          </table:table-cell>
          <table:table-cell table:style-name="Table1.A2" office:value-type="string">
            <text:p text:style-name="P7">show</text:p>
          </table:table-cell>
          <table:table-cell table:style-name="Table1.A2" office:value-type="string">
            <text:p text:style-name="P7">show</text:p>
          </table:table-cell>
          <table:table-cell table:style-name="Table1.A2" office:value-type="string">
            <text:p text:style-name="P7">show</text:p>
          </table:table-cell>
          <table:table-cell table:style-name="Table1.F2" office:value-type="string">
            <text:p text:style-name="P7">hide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3">.hide</text:span></text:span></text:p>
          </table:table-cell>
          <table:table-cell table:style-name="Table1.A2" office:value-type="string">
            <text:p text:style-name="P7">hide</text:p>
          </table:table-cell>
          <table:table-cell table:style-name="Table1.A2" office:value-type="string">
            <text:p text:style-name="P7">hide</text:p>
          </table:table-cell>
          <table:table-cell table:style-name="Table1.A2" office:value-type="string">
            <text:p text:style-name="P7">hide</text:p>
          </table:table-cell>
          <table:table-cell table:style-name="Table1.A2" office:value-type="string">
            <text:p text:style-name="P7">hide</text:p>
          </table:table-cell>
          <table:table-cell table:style-name="Table1.F2" office:value-type="string">
            <text:p text:style-name="P7">hide</text:p>
          </table:table-cell>
        </table:table-row>
        <table:table-row>
          <table:table-cell table:style-name="Table1.F2" table:number-columns-spanned="6" office:value-type="string">
            <text:p text:style-name="P5"><text:span text:style-name="Strong_20_Emphasis"><text:span text:style-name="T1">Gap: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5"><text:span text:style-name="Source_20_Text"><text:span text:style-name="T3">.gap</text:span></text:span><text:span text:style-name="T5"> </text:span><text:span text:style-name="Emphasis"><text:span text:style-name="T5">(0.5rem)</text:span></text:span>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F2" office:value-type="string">
            <text:p text:style-name="P7">yes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3">.gap-row</text:span></text:span><text:span text:style-name="T5"> </text:span><text:span text:style-name="Emphasis"><text:span text:style-name="T5">(0.5rem)</text:span></text:span>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F2" office:value-type="string">
            <text:p text:style-name="P7">yes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3">.gap-col</text:span></text:span><text:span text:style-name="T5"> </text:span><text:span text:style-name="Emphasis"><text:span text:style-name="T5">(0.5rem)</text:span></text:span>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F2" office:value-type="string">
            <text:p text:style-name="P7">yes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3">.nogap</text:span></text:span><text:span text:style-name="T5"> </text:span><text:span text:style-name="Emphasis"><text:span text:style-name="T5">(0)</text:span></text:span>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F2" office:value-type="string">
            <text:p text:style-name="P7">yes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3">.nogap-row</text:span></text:span><text:span text:style-name="T5"> </text:span><text:span text:style-name="Emphasis"><text:span text:style-name="T5">(0)</text:span></text:span>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F2" office:value-type="string">
            <text:p text:style-name="P7">yes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3">.nogap-col</text:span></text:span><text:span text:style-name="T5"> </text:span><text:span text:style-name="Emphasis"><text:span text:style-name="T5">(0)</text:span></text:span>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F2" office:value-type="string">
            <text:p text:style-name="P7">yes</text:p>
          </table:table-cell>
        </table:table-row>
      </table:table>
      <text:h text:style-name="P4" text:outline-level="2"/>
      <text:h text:style-name="P12" text:outline-level="2">flex grid v0.9.<text:span text:style-name="T10">6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5"><text:span text:style-name="Strong_20_Emphasis"><text:span text:style-name="T1">breakpoint</text:span></text:span></text:p>
          </table:table-cell>
          <table:table-cell table:style-name="Table2.A1" office:value-type="string">
            <text:p text:style-name="P6"><text:span text:style-name="Strong_20_Emphasis"><text:span text:style-name="T1">xs</text:span></text:span></text:p>
          </table:table-cell>
          <table:table-cell table:style-name="Table2.A1" office:value-type="string">
            <text:p text:style-name="P6"><text:span text:style-name="Strong_20_Emphasis"><text:span text:style-name="T1">sm</text:span></text:span></text:p>
          </table:table-cell>
          <table:table-cell table:style-name="Table2.A1" office:value-type="string">
            <text:p text:style-name="P6"><text:span text:style-name="Strong_20_Emphasis"><text:span text:style-name="T1">md</text:span></text:span></text:p>
          </table:table-cell>
          <table:table-cell table:style-name="Table2.A1" office:value-type="string">
            <text:p text:style-name="P6"><text:span text:style-name="Strong_20_Emphasis"><text:span text:style-name="T1">lg</text:span></text:span></text:p>
          </table:table-cell>
          <table:table-cell table:style-name="Table2.F1" office:value-type="string">
            <text:p text:style-name="P6"><text:span text:style-name="Strong_20_Emphasis"><text:span text:style-name="T1">xl</text:span></text:span></text:p>
          </table:table-cell>
        </table:table-row>
        <table:table-row>
          <table:table-cell table:style-name="Table2.A2" office:value-type="string">
            <text:p text:style-name="P5"><text:span text:style-name="Strong_20_Emphasis"><text:span text:style-name="T1">screen width</text:span></text:span></text:p>
          </table:table-cell>
          <table:table-cell table:style-name="Table2.A2" office:value-type="string">
            <text:p text:style-name="P6"><text:span text:style-name="Strong_20_Emphasis"><text:span text:style-name="T1">&lt;576px</text:span></text:span></text:p>
          </table:table-cell>
          <table:table-cell table:style-name="Table2.A2" office:value-type="string">
            <text:p text:style-name="P6"><text:span text:style-name="Strong_20_Emphasis"><text:span text:style-name="T1">&gt;=576px</text:span></text:span></text:p>
          </table:table-cell>
          <table:table-cell table:style-name="Table2.A2" office:value-type="string">
            <text:p text:style-name="P6"><text:span text:style-name="Strong_20_Emphasis"><text:span text:style-name="T1">&gt;=768px</text:span></text:span></text:p>
          </table:table-cell>
          <table:table-cell table:style-name="Table2.A2" office:value-type="string">
            <text:p text:style-name="P6"><text:span text:style-name="Strong_20_Emphasis"><text:span text:style-name="T1">&gt;=992px</text:span></text:span></text:p>
          </table:table-cell>
          <table:table-cell table:style-name="Table2.F2" office:value-type="string">
            <text:p text:style-name="P6"><text:span text:style-name="Strong_20_Emphasis"><text:span text:style-name="T1">&gt;=1200px</text:span></text:span></text:p>
          </table:table-cell>
        </table:table-row>
        <table:table-row>
          <table:table-cell table:style-name="Table2.F2" table:number-columns-spanned="6" office:value-type="string">
            <text:p text:style-name="P5"><text:span text:style-name="Strong_20_Emphasis"><text:span text:style-name="T1">Flex containers: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5"><text:span text:style-name="Source_20_Text"><text:span text:style-name="T3">.flex-xs</text:span></text:span></text:p>
          </table:table-cell>
          <table:table-cell table:style-name="Table2.A2" office:value-type="string">
            <text:p text:style-name="P7">flex</text:p>
          </table:table-cell>
          <table:table-cell table:style-name="Table2.A2" office:value-type="string">
            <text:p text:style-name="P7">flex</text:p>
          </table:table-cell>
          <table:table-cell table:style-name="Table2.A2" office:value-type="string">
            <text:p text:style-name="P7">flex</text:p>
          </table:table-cell>
          <table:table-cell table:style-name="Table2.A2" office:value-type="string">
            <text:p text:style-name="P7">flex</text:p>
          </table:table-cell>
          <table:table-cell table:style-name="Table2.F2" office:value-type="string">
            <text:p text:style-name="P7">fle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flex-sm</text:span></text:span>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flex</text:p>
          </table:table-cell>
          <table:table-cell table:style-name="Table2.A2" office:value-type="string">
            <text:p text:style-name="P7">flex</text:p>
          </table:table-cell>
          <table:table-cell table:style-name="Table2.A2" office:value-type="string">
            <text:p text:style-name="P7">flex</text:p>
          </table:table-cell>
          <table:table-cell table:style-name="Table2.F2" office:value-type="string">
            <text:p text:style-name="P7">fle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flex</text:span></text:span>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flex</text:p>
          </table:table-cell>
          <table:table-cell table:style-name="Table2.A2" office:value-type="string">
            <text:p text:style-name="P7">flex</text:p>
          </table:table-cell>
          <table:table-cell table:style-name="Table2.F2" office:value-type="string">
            <text:p text:style-name="P7">fle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flex-md</text:span></text:span>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flex</text:p>
          </table:table-cell>
          <table:table-cell table:style-name="Table2.A2" office:value-type="string">
            <text:p text:style-name="P7">flex</text:p>
          </table:table-cell>
          <table:table-cell table:style-name="Table2.F2" office:value-type="string">
            <text:p text:style-name="P7">fle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flex-lg</text:span></text:span>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flex</text:p>
          </table:table-cell>
          <table:table-cell table:style-name="Table2.F2" office:value-type="string">
            <text:p text:style-name="P7">fle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flex-xl</text:span></text:span>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block</text:p>
          </table:table-cell>
          <table:table-cell table:style-name="Table2.F2" office:value-type="string">
            <text:p text:style-name="P7">fle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inline-flex-xs</text:span></text:span></text:p>
          </table:table-cell>
          <table:table-cell table:style-name="Table2.A2" office:value-type="string">
            <text:p text:style-name="P7">i-flex</text:p>
          </table:table-cell>
          <table:table-cell table:style-name="Table2.A2" office:value-type="string">
            <text:p text:style-name="P7">i-flex</text:p>
          </table:table-cell>
          <table:table-cell table:style-name="Table2.A2" office:value-type="string">
            <text:p text:style-name="P7">i-flex</text:p>
          </table:table-cell>
          <table:table-cell table:style-name="Table2.A2" office:value-type="string">
            <text:p text:style-name="P7">i-flex</text:p>
          </table:table-cell>
          <table:table-cell table:style-name="Table2.F2" office:value-type="string">
            <text:p text:style-name="P7">i-fle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inline-flex-sm</text:span></text:span>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i-flex</text:p>
          </table:table-cell>
          <table:table-cell table:style-name="Table2.A2" office:value-type="string">
            <text:p text:style-name="P7">i-flex</text:p>
          </table:table-cell>
          <table:table-cell table:style-name="Table2.A2" office:value-type="string">
            <text:p text:style-name="P7">i-flex</text:p>
          </table:table-cell>
          <table:table-cell table:style-name="Table2.F2" office:value-type="string">
            <text:p text:style-name="P7">i-fle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inline-flex</text:span></text:span>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i-flex</text:p>
          </table:table-cell>
          <table:table-cell table:style-name="Table2.A2" office:value-type="string">
            <text:p text:style-name="P7">i-flex</text:p>
          </table:table-cell>
          <table:table-cell table:style-name="Table2.F2" office:value-type="string">
            <text:p text:style-name="P7">i-fle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inline-flex-md</text:span></text:span>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i-flex</text:p>
          </table:table-cell>
          <table:table-cell table:style-name="Table2.A2" office:value-type="string">
            <text:p text:style-name="P7">i-flex</text:p>
          </table:table-cell>
          <table:table-cell table:style-name="Table2.F2" office:value-type="string">
            <text:p text:style-name="P7">i-fle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inline-flex-lg</text:span></text:span>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i-flex</text:p>
          </table:table-cell>
          <table:table-cell table:style-name="Table2.F2" office:value-type="string">
            <text:p text:style-name="P7">i-fle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inline-flex-xl</text:span></text:span>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block</text:p>
          </table:table-cell>
          <table:table-cell table:style-name="Table2.F2" office:value-type="string">
            <text:p text:style-name="P7">i-flex</text:p>
          </table:table-cell>
        </table:table-row>
        <table:table-row>
          <table:table-cell table:style-name="Table2.F2" table:number-columns-spanned="6" office:value-type="string">
            <text:p text:style-name="P5"><text:span text:style-name="Strong_20_Emphasis"><text:span text:style-name="T1">Flex items: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5"><text:span text:style-name="Source_20_Text"><text:span text:style-name="T3">.flex-f-XX</text:span></text:span><text:span text:style-name="T5"> </text:span><text:span text:style-name="Emphasis"><text:span text:style-name="T5">(1-24)</text:span></text:span>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F2" office:value-type="string">
            <text:p text:style-name="P7">X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flex-w-XX</text:span></text:span><text:span text:style-name="T5"> </text:span><text:span text:style-name="Emphasis"><text:span text:style-name="T5">(percent)</text:span></text:span>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F2" office:value-type="string">
            <text:p text:style-name="P7">X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flex-w-xs-XX</text:span></text:span><text:span text:style-name="T5"> </text:span><text:span text:style-name="Emphasis"><text:span text:style-name="T5">(percent)</text:span></text:span>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F2" office:value-type="string">
            <text:p text:style-name="P7">X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flex-w-sm-XX</text:span></text:span><text:span text:style-name="T5"> </text:span><text:span text:style-name="Emphasis"><text:span text:style-name="T5">(percent)</text:span></text:span></text:p>
          </table:table-cell>
          <table:table-cell table:style-name="Table2.A2" office:value-type="string">
            <text:p text:style-name="P7">100%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F2" office:value-type="string">
            <text:p text:style-name="P7">X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flex-w-md-XX</text:span></text:span><text:span text:style-name="T5"> </text:span><text:span text:style-name="Emphasis"><text:span text:style-name="T5">(percent)</text:span></text:span></text:p>
          </table:table-cell>
          <table:table-cell table:style-name="Table2.A2" office:value-type="string">
            <text:p text:style-name="P7">100%</text:p>
          </table:table-cell>
          <table:table-cell table:style-name="Table2.A2" office:value-type="string">
            <text:p text:style-name="P7">100%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F2" office:value-type="string">
            <text:p text:style-name="P7">X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flex-w-lg-XX</text:span></text:span><text:span text:style-name="T5"> </text:span><text:span text:style-name="Emphasis"><text:span text:style-name="T5">(percent)</text:span></text:span></text:p>
          </table:table-cell>
          <table:table-cell table:style-name="Table2.A2" office:value-type="string">
            <text:p text:style-name="P7">100%</text:p>
          </table:table-cell>
          <table:table-cell table:style-name="Table2.A2" office:value-type="string">
            <text:p text:style-name="P7">100%</text:p>
          </table:table-cell>
          <table:table-cell table:style-name="Table2.A2" office:value-type="string">
            <text:p text:style-name="P7">100%</text:p>
          </table:table-cell>
          <table:table-cell table:style-name="Table2.A2" office:value-type="string">
            <text:p text:style-name="P7">XX</text:p>
          </table:table-cell>
          <table:table-cell table:style-name="Table2.F2" office:value-type="string">
            <text:p text:style-name="P7">X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flex-w-xl-XX</text:span></text:span><text:span text:style-name="T5"> </text:span><text:span text:style-name="Emphasis"><text:span text:style-name="T5">(percent)</text:span></text:span></text:p>
          </table:table-cell>
          <table:table-cell table:style-name="Table2.A2" office:value-type="string">
            <text:p text:style-name="P7">100%</text:p>
          </table:table-cell>
          <table:table-cell table:style-name="Table2.A2" office:value-type="string">
            <text:p text:style-name="P7">100%</text:p>
          </table:table-cell>
          <table:table-cell table:style-name="Table2.A2" office:value-type="string">
            <text:p text:style-name="P7">100%</text:p>
          </table:table-cell>
          <table:table-cell table:style-name="Table2.A2" office:value-type="string">
            <text:p text:style-name="P7">100%</text:p>
          </table:table-cell>
          <table:table-cell table:style-name="Table2.F2" office:value-type="string">
            <text:p text:style-name="P7">XX</text:p>
          </table:table-cell>
        </table:table-row>
        <table:table-row>
          <table:table-cell table:style-name="Table2.F2" table:number-columns-spanned="6" office:value-type="string">
            <text:p text:style-name="P15"><text:span text:style-name="T11">Percent values:</text:span> 5 - <text:span text:style-name="T13">1/20</text:span>, 6 - <text:span text:style-name="T13">1/16</text:span>, 8 - <text:span text:style-name="T13">1/12</text:span>, 10 - <text:span text:style-name="T13">1/10</text:span>, 12 - <text:span text:style-name="T13">1/8</text:span>, 14 - <text:span text:style-name="T13">1/7</text:span>, 15, 16 - <text:span text:style-name="T13">1/6</text:span>, 20 - <text:span text:style-name="T13">1/5</text:span>, 25 - <text:span text:style-name="T13">1/4</text:span>, 30, 33 - <text:span text:style-name="T13">1/3</text:span>, 35, 40 - <text:span text:style-name="T13">2/5</text:span>, 45, 50 - <text:span text:style-name="T13">1/2</text:span>, 55, 60 - <text:span text:style-name="T13">3/5</text:span>, 65, 66 - <text:span text:style-name="T13">2/3</text:span>, 70, 75 - <text:span text:style-name="T13">3/4</text:span>, 80 - <text:span text:style-name="T13">4/5</text:span>, 85, 90, 95, 1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F2" table:number-columns-spanned="6" office:value-type="string">
            <text:p text:style-name="P5"><text:span text:style-name="Strong_20_Emphasis"><text:span text:style-name="T1">Utils: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5"><text:span text:style-name="Source_20_Text"><text:span text:style-name="T3">.flexbox-row</text:span></text:span>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F2" office:value-type="string">
            <text:p text:style-name="P7">yes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flexbox-row-reverse</text:span></text:span>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F2" office:value-type="string">
            <text:p text:style-name="P7">yes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flexbox-col</text:span></text:span>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F2" office:value-type="string">
            <text:p text:style-name="P7">yes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flexbox-col-reverse</text:span></text:span>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F2" office:value-type="string">
            <text:p text:style-name="P7">yes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flexbox-nowrap</text:span></text:span>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F2" office:value-type="string">
            <text:p text:style-name="P7">yes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flexbox-wrap</text:span></text:span>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F2" office:value-type="string">
            <text:p text:style-name="P7">yes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flexbox-wrap-reverse</text:span></text:span>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F2" office:value-type="string">
            <text:p text:style-name="P7">yes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align-self-XX</text:span></text:span><text:span text:style-name="T5"> </text:span><text:span text:style-name="Emphasis"><text:span text:style-name="T5">(value)</text:span></text:span>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F2" office:value-type="string">
            <text:p text:style-name="P7">X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align-items-XX</text:span></text:span><text:span text:style-name="T5"> </text:span><text:span text:style-name="Emphasis"><text:span text:style-name="T5">(value)</text:span></text:span>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F2" office:value-type="string">
            <text:p text:style-name="P7">X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align-content-XX</text:span></text:span><text:span text:style-name="T5"> </text:span><text:span text:style-name="Emphasis"><text:span text:style-name="T5">(value)</text:span></text:span>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F2" office:value-type="string">
            <text:p text:style-name="P7">X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justify-content-XX</text:span></text:span><text:span text:style-name="T5"> </text:span><text:span text:style-name="Emphasis"><text:span text:style-name="T5">(value)</text:span></text:span>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F2" office:value-type="string">
            <text:p text:style-name="P7">X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order-XX</text:span></text:span><text:span text:style-name="T5"> </text:span><text:span text:style-name="Emphasis"><text:span text:style-name="T5">(1-24, first, last)</text:span></text:span>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F2" office:value-type="string">
            <text:p text:style-name="P7">XX</text:p>
          </table:table-cell>
        </table:table-row>
      </table:table>
      <text:p text:style-name="P13"/>
      <text:h text:style-name="P11" text:outline-level="2"><text:span text:style-name="T7">css grid v0.8.</text:span><text:span text:style-name="T8">3</text:span><text:span text:style-name="T7"> - </text:span><text:span text:style-name="Emphasis"><text:span text:style-name="T7">experimental</text:span></text:span></text:h>
      <text:p text:style-name="P9"><text:span text:style-name="Strong_20_Emphasis"><text:span text:style-name="T9">Standard syntax:</text:span></text:span></text:p>
      <text:list xml:id="list165087985" text:style-name="L1">
        <text:list-item>
          <text:p text:style-name="P16">Edge 16+ and 76+, FF 52+, Chrome 57+, Safari 10.1+ </text:p>
        </text:list-item>
        <text:list-item>
          <text:p text:style-name="P16">Android FF 68+, Android Chrome 78+, iOS Safari 10.3+, Samsung Internet 6.2+ </text:p>
        </text:list-item>
      </text:list>
      <text:p text:style-name="P10"/>
      <text:p text:style-name="Text_20_body"><text:span text:style-name="Strong_20_Emphasis"><text:span text:style-name="T9">IE10 - Edge 15:</text:span></text:span><text:span text:style-name="T9"> Please use the </text:span><text:span text:style-name="Source_20_Text"><text:span text:style-name="T6">.ms-*-XX</text:span></text:span><text:span text:style-name="T9"> classes!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5"><text:span text:style-name="Strong_20_Emphasis"><text:span text:style-name="T1">breakpoint</text:span></text:span></text:p>
          </table:table-cell>
          <table:table-cell table:style-name="Table3.A1" office:value-type="string">
            <text:p text:style-name="P6"><text:span text:style-name="Strong_20_Emphasis"><text:span text:style-name="T1">xs</text:span></text:span></text:p>
          </table:table-cell>
          <table:table-cell table:style-name="Table3.A1" office:value-type="string">
            <text:p text:style-name="P6"><text:span text:style-name="Strong_20_Emphasis"><text:span text:style-name="T1">sm</text:span></text:span></text:p>
          </table:table-cell>
          <table:table-cell table:style-name="Table3.A1" office:value-type="string">
            <text:p text:style-name="P6"><text:span text:style-name="Strong_20_Emphasis"><text:span text:style-name="T1">md</text:span></text:span></text:p>
          </table:table-cell>
          <table:table-cell table:style-name="Table3.A1" office:value-type="string">
            <text:p text:style-name="P6"><text:span text:style-name="Strong_20_Emphasis"><text:span text:style-name="T1">lg</text:span></text:span></text:p>
          </table:table-cell>
          <table:table-cell table:style-name="Table3.F1" office:value-type="string">
            <text:p text:style-name="P6"><text:span text:style-name="Strong_20_Emphasis"><text:span text:style-name="T1">xl</text:span></text:span></text:p>
          </table:table-cell>
        </table:table-row>
        <table:table-row>
          <table:table-cell table:style-name="Table3.A2" office:value-type="string">
            <text:p text:style-name="P5"><text:span text:style-name="Strong_20_Emphasis"><text:span text:style-name="T1">screen width</text:span></text:span></text:p>
          </table:table-cell>
          <table:table-cell table:style-name="Table3.A2" office:value-type="string">
            <text:p text:style-name="P6"><text:span text:style-name="Strong_20_Emphasis"><text:span text:style-name="T1">&lt;576px</text:span></text:span></text:p>
          </table:table-cell>
          <table:table-cell table:style-name="Table3.A2" office:value-type="string">
            <text:p text:style-name="P6"><text:span text:style-name="Strong_20_Emphasis"><text:span text:style-name="T1">&gt;=576px</text:span></text:span></text:p>
          </table:table-cell>
          <table:table-cell table:style-name="Table3.A2" office:value-type="string">
            <text:p text:style-name="P6"><text:span text:style-name="Strong_20_Emphasis"><text:span text:style-name="T1">&gt;=768px</text:span></text:span></text:p>
          </table:table-cell>
          <table:table-cell table:style-name="Table3.A2" office:value-type="string">
            <text:p text:style-name="P6"><text:span text:style-name="Strong_20_Emphasis"><text:span text:style-name="T1">&gt;=992px</text:span></text:span></text:p>
          </table:table-cell>
          <table:table-cell table:style-name="Table3.F2" office:value-type="string">
            <text:p text:style-name="P6"><text:span text:style-name="Strong_20_Emphasis"><text:span text:style-name="T1">&gt;=1200px</text:span></text:span></text:p>
          </table:table-cell>
        </table:table-row>
        <table:table-row>
          <table:table-cell table:style-name="Table3.F2" table:number-columns-spanned="6" office:value-type="string">
            <text:p text:style-name="P5"><text:span text:style-name="Strong_20_Emphasis"><text:span text:style-name="T1">Grid containers: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5"><text:span text:style-name="Source_20_Text"><text:span text:style-name="T3">.grid-xs</text:span></text:span></text:p>
          </table:table-cell>
          <table:table-cell table:style-name="Table3.A2" office:value-type="string">
            <text:p text:style-name="P7">grid</text:p>
          </table:table-cell>
          <table:table-cell table:style-name="Table3.A2" office:value-type="string">
            <text:p text:style-name="P7">grid</text:p>
          </table:table-cell>
          <table:table-cell table:style-name="Table3.A2" office:value-type="string">
            <text:p text:style-name="P7">grid</text:p>
          </table:table-cell>
          <table:table-cell table:style-name="Table3.A2" office:value-type="string">
            <text:p text:style-name="P7">grid</text:p>
          </table:table-cell>
          <table:table-cell table:style-name="Table3.F2" office:value-type="string">
            <text:p text:style-name="P7">grid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sm</text:span></text:span>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grid</text:p>
          </table:table-cell>
          <table:table-cell table:style-name="Table3.A2" office:value-type="string">
            <text:p text:style-name="P7">grid</text:p>
          </table:table-cell>
          <table:table-cell table:style-name="Table3.A2" office:value-type="string">
            <text:p text:style-name="P7">grid</text:p>
          </table:table-cell>
          <table:table-cell table:style-name="Table3.F2" office:value-type="string">
            <text:p text:style-name="P7">grid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</text:span></text:span>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grid</text:p>
          </table:table-cell>
          <table:table-cell table:style-name="Table3.A2" office:value-type="string">
            <text:p text:style-name="P7">grid</text:p>
          </table:table-cell>
          <table:table-cell table:style-name="Table3.F2" office:value-type="string">
            <text:p text:style-name="P7">grid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md</text:span></text:span>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grid</text:p>
          </table:table-cell>
          <table:table-cell table:style-name="Table3.A2" office:value-type="string">
            <text:p text:style-name="P7">grid</text:p>
          </table:table-cell>
          <table:table-cell table:style-name="Table3.F2" office:value-type="string">
            <text:p text:style-name="P7">grid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lg</text:span></text:span>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grid</text:p>
          </table:table-cell>
          <table:table-cell table:style-name="Table3.F2" office:value-type="string">
            <text:p text:style-name="P7">grid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xl</text:span></text:span>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block</text:p>
          </table:table-cell>
          <table:table-cell table:style-name="Table3.F2" office:value-type="string">
            <text:p text:style-name="P7">grid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inline-grid-xs</text:span></text:span></text:p>
          </table:table-cell>
          <table:table-cell table:style-name="Table3.A2" office:value-type="string">
            <text:p text:style-name="P7">i-grid</text:p>
          </table:table-cell>
          <table:table-cell table:style-name="Table3.A2" office:value-type="string">
            <text:p text:style-name="P7">i-grid</text:p>
          </table:table-cell>
          <table:table-cell table:style-name="Table3.A2" office:value-type="string">
            <text:p text:style-name="P7">i-grid</text:p>
          </table:table-cell>
          <table:table-cell table:style-name="Table3.A2" office:value-type="string">
            <text:p text:style-name="P7">i-grid</text:p>
          </table:table-cell>
          <table:table-cell table:style-name="Table3.F2" office:value-type="string">
            <text:p text:style-name="P7">i-grid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inline-grid-sm</text:span></text:span>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i-grid</text:p>
          </table:table-cell>
          <table:table-cell table:style-name="Table3.A2" office:value-type="string">
            <text:p text:style-name="P7">i-grid</text:p>
          </table:table-cell>
          <table:table-cell table:style-name="Table3.A2" office:value-type="string">
            <text:p text:style-name="P7">i-grid</text:p>
          </table:table-cell>
          <table:table-cell table:style-name="Table3.F2" office:value-type="string">
            <text:p text:style-name="P7">i-grid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inline-grid</text:span></text:span>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i-grid</text:p>
          </table:table-cell>
          <table:table-cell table:style-name="Table3.A2" office:value-type="string">
            <text:p text:style-name="P7">i-grid</text:p>
          </table:table-cell>
          <table:table-cell table:style-name="Table3.F2" office:value-type="string">
            <text:p text:style-name="P7">i-grid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inline-grid-md</text:span></text:span>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i-grid</text:p>
          </table:table-cell>
          <table:table-cell table:style-name="Table3.A2" office:value-type="string">
            <text:p text:style-name="P7">i-grid</text:p>
          </table:table-cell>
          <table:table-cell table:style-name="Table3.F2" office:value-type="string">
            <text:p text:style-name="P7">i-grid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inline-grid-lg</text:span></text:span>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i-grid</text:p>
          </table:table-cell>
          <table:table-cell table:style-name="Table3.F2" office:value-type="string">
            <text:p text:style-name="P7">i-grid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inline-grid-xl</text:span></text:span>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block</text:p>
          </table:table-cell>
          <table:table-cell table:style-name="Table3.F2" office:value-type="string">
            <text:p text:style-name="P7">i-grid</text:p>
          </table:table-cell>
        </table:table-row>
        <table:table-row>
          <table:table-cell table:style-name="Table3.F2" table:number-columns-spanned="6" office:value-type="string">
            <text:p text:style-name="P5"><text:span text:style-name="Strong_20_Emphasis"><text:span text:style-name="T1">Grid container sizes: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5"><text:span text:style-name="Source_20_Text"><text:span text:style-name="T3">.grid-rows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rows-xs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rows-sm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rows-md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rows-lg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rows-xl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cols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cols-xs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cols-sm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cols-md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cols-lg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cols-xl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F2" table:number-columns-spanned="6" office:value-type="string">
            <text:p text:style-name="P5"><text:span text:style-name="Strong_20_Emphasis"><text:span text:style-name="T1">Cells: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5"><text:span text:style-name="Source_20_Text"><text:span text:style-name="T3">.cell</text:span></text:span>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F2" office:value-type="string">
            <text:p text:style-name="P7">yes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cell-rows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cell-rows-xs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cell-rows-sm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cell-rows-md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cell-rows-lg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ext:soft-page-break/>
        <table:table-row>
          <table:table-cell table:style-name="Table3.A2" office:value-type="string">
            <text:p text:style-name="P5"><text:span text:style-name="Source_20_Text"><text:span text:style-name="T3">.cell-rows-xl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cell-cols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cell-cols-xs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cell-cols-sm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cell-cols-md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cell-cols-lg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cell-cols-xl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F2" table:number-columns-spanned="6" office:value-type="string">
            <text:p text:style-name="P5"><text:span text:style-name="Strong_20_Emphasis"><text:span text:style-name="T1">Cell position </text:span></text:span><text:span text:style-name="Strong_20_Emphasis"><text:span text:style-name="T2">(implicit grids)</text:span></text:span><text:span text:style-name="Strong_20_Emphasis"><text:span text:style-name="T1">: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5"><text:span text:style-name="Source_20_Text"><text:span text:style-name="T3">.cell-start-row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cell-start-col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cell-end-row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cell-end-col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F2" table:number-columns-spanned="6" office:value-type="string">
            <text:p text:style-name="P5"><text:span text:style-name="Strong_20_Emphasis"><text:span text:style-name="T1">Cell</text:span></text:span><text:span text:style-name="T1"> </text:span><text:span text:style-name="Source_20_Text"><text:span text:style-name="T3">.ms-*-XX</text:span></text:span><text:span text:style-name="T1"> </text:span><text:span text:style-name="Strong_20_Emphasis"><text:span text:style-name="T1">fixes: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5"><text:span text:style-name="Source_20_Text"><text:span text:style-name="T3">.ms-cell-start-row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ms-cell-start-col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ms-cell-rows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ms-cell-cols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F2" table:number-columns-spanned="6" office:value-type="string">
            <text:p text:style-name="P5"><text:span text:style-name="Strong_20_Emphasis"><text:span text:style-name="T1">Utils: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5"><text:span text:style-name="Source_20_Text"><text:span text:style-name="T3">.grid-flow-row</text:span></text:span>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F2" office:value-type="string">
            <text:p text:style-name="P7">yes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flow-row-dense</text:span></text:span>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F2" office:value-type="string">
            <text:p text:style-name="P7">yes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flow-col</text:span></text:span>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F2" office:value-type="string">
            <text:p text:style-name="P7">yes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flow-col-dense</text:span></text:span>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F2" office:value-type="string">
            <text:p text:style-name="P7">yes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flow-dense</text:span></text:span>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F2" office:value-type="string">
            <text:p text:style-name="P7">yes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auto-rows-auto</text:span></text:span>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F2" office:value-type="string">
            <text:p text:style-name="P7">yes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auto-rows-min</text:span></text:span>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F2" office:value-type="string">
            <text:p text:style-name="P7">yes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auto-rows-max</text:span></text:span>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F2" office:value-type="string">
            <text:p text:style-name="P7">yes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auto-cols-auto</text:span></text:span>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F2" office:value-type="string">
            <text:p text:style-name="P7">yes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auto-cols-min</text:span></text:span>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F2" office:value-type="string">
            <text:p text:style-name="P7">yes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auto-cols-max</text:span></text:span>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F2" office:value-type="string">
            <text:p text:style-name="P7">yes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justify-self-XX</text:span></text:span><text:span text:style-name="T5"> </text:span><text:span text:style-name="Emphasis"><text:span text:style-name="T5">(value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justify-items-XX</text:span></text:span><text:span text:style-name="T5"> </text:span><text:span text:style-name="Emphasis"><text:span text:style-name="T5">(value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F2" table:number-columns-spanned="6" office:value-type="string">
            <text:p text:style-name="P5"><text:span text:style-name="Strong_20_Emphasis"><text:span text:style-name="T1">Utils from the flex grid: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5"><text:span text:style-name="Source_20_Text"><text:span text:style-name="T3">.align-self-XX</text:span></text:span><text:span text:style-name="T5"> </text:span><text:span text:style-name="Emphasis"><text:span text:style-name="T5">(value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align-items-XX</text:span></text:span><text:span text:style-name="T5"> </text:span><text:span text:style-name="Emphasis"><text:span text:style-name="T5">(value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align-content-XX</text:span></text:span><text:span text:style-name="T5"> </text:span><text:span text:style-name="Emphasis"><text:span text:style-name="T5">(value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justify-content-XX</text:span></text:span><text:span text:style-name="T3"> </text:span><text:span text:style-name="Emphasis"><text:span text:style-name="T5">(value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order-XX</text:span></text:span><text:span text:style-name="T5"> </text:span><text:span text:style-name="Emphasis"><text:span text:style-name="T5">(1-24, first, last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inherit" svg:font-family="inherit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hu" fo:country="HU" style:letter-kerning="true" style:font-name-asian="N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hu" fo:country="HU" style:font-name-asian="N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40%" fo:text-align="start" style:justify-single-word="false" fo:orphans="100"/>
      <style:text-properties fo:color="#000000" style:font-name="inherit" fo:font-family="inherit" style:font-name-asian="inherit" style:font-family-asian="inherit" style:font-name-complex="inherit" style:font-family-complex="inheri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 fo:line-height="120%"/>
      <style:text-properties style:font-name="Liberation Serif" fo:font-family="'Liberation Serif'" style:font-family-generic="roman" style:font-pitch="variable" fo:font-size="24pt" fo:font-weight="normal" style:font-name-asian="NSimSun" style:font-family-asian="NSimSun" style:font-family-generic-asian="system" style:font-pitch-asian="variable" style:font-size-asian="24pt" style:font-weight-asian="normal" style:font-name-complex="Arial2" style:font-family-complex="Arial" style:font-family-generic-complex="system" style:font-pitch-complex="variable" style:font-size-complex="24pt" style:font-weight-complex="norm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 fo:line-height="120%"/>
      <style:text-properties style:font-name="Liberation Serif" fo:font-family="'Liberation Serif'" style:font-family-generic="roman" style:font-pitch="variable" fo:font-size="18pt" fo:font-weight="normal" style:font-name-asian="NSimSun" style:font-family-asian="NSimSun" style:font-family-generic-asian="system" style:font-pitch-asian="variable" style:font-size-asian="18pt" style:font-weight-asian="normal" style:font-name-complex="Arial2" style:font-family-complex="Arial" style:font-family-generic-complex="system" style:font-pitch-complex="variable" style:font-size-complex="18pt" style:font-weight-complex="norm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 fo:line-height="120%"/>
      <style:text-properties style:font-name="Liberation Serif" fo:font-family="'Liberation Serif'" style:font-family-generic="roman" style:font-pitch="variable" fo:font-size="14pt" fo:font-weight="normal" style:font-name-asian="NSimSun" style:font-family-asian="NSimSun" style:font-family-generic-asian="system" style:font-pitch-asian="variable" style:font-size-asian="14pt" style:font-weight-asian="normal" style:font-name-complex="Arial2" style:font-family-complex="Arial" style:font-family-generic-complex="system" style:font-pitch-complex="variable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 fo:line-height="120%"/>
      <style:text-properties style:font-name="Liberation Serif" fo:font-family="'Liberation Serif'" style:font-family-generic="roman" style:font-pitch="variable" fo:font-size="12pt" fo:font-weight="normal" style:font-name-asian="NSimSun" style:font-family-asian="NSimSun" style:font-family-generic-asian="system" style:font-pitch-asian="variable" style:font-size-asian="12pt" style:font-weight-asian="normal" style:font-name-complex="Arial2" style:font-family-complex="Arial" style:font-family-generic-complex="system" style:font-pitch-complex="variable" style:font-size-complex="12pt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 fo:line-height="120%"/>
      <style:text-properties style:font-name="Liberation Serif" fo:font-family="'Liberation Serif'" style:font-family-generic="roman" style:font-pitch="variable" fo:font-size="10pt" fo:font-weight="normal" style:font-name-asian="NSimSun" style:font-family-asian="NSimSun" style:font-family-generic-asian="system" style:font-pitch-asian="variable" style:font-size-asian="10pt" style:font-weight-asian="normal" style:font-name-complex="Arial2" style:font-family-complex="Arial" style:font-family-generic-complex="system" style:font-pitch-complex="variable" style:font-size-complex="10pt" style:font-weight-complex="normal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 fo:line-height="120%"/>
      <style:text-properties style:font-name="Liberation Serif" fo:font-family="'Liberation Serif'" style:font-family-generic="roman" style:font-pitch="variable" fo:font-size="7pt" fo:font-weight="normal" style:font-name-asian="NSimSun" style:font-family-asian="NSimSun" style:font-family-generic-asian="system" style:font-pitch-asian="variable" style:font-size-asian="7pt" style:font-weight-asian="normal" style:font-name-complex="Arial2" style:font-family-complex="Arial" style:font-family-generic-complex="system" style:font-pitch-complex="variable" style:font-size-complex="7pt" style:font-weight-complex="normal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padding="0cm" fo:border="none"/>
      <style:text-properties fo:color="#ffffff" style:font-name="SFMono-Regular" fo:font-family="SFMono-Regular, Menlo, Monaco, Consolas, 'Liberation Mono', 'Courier New', monospace" fo:font-size="10pt" style:font-name-asian="SFMono-Regular" style:font-family-asian="SFMono-Regular, Menlo, Monaco, Consolas, 'Liberation Mono', 'Courier New', monospace" style:font-size-asian="10pt" style:font-name-complex="SFMono-Regular" style:font-family-complex="SFMono-Regular, Menlo, Monaco, Consolas, 'Liberation Mono', 'Courier New', monospace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 fo:padding-left="0.049cm" fo:padding-right="0cm" fo:padding-top="0cm" fo:padding-bottom="0cm" fo:border-left="3.74pt solid #333333" fo:border-right="none" fo:border-top="none" fo:border-bottom="none"/>
    </style:style>
    <style:style style:name="Heading_20_1.center" style:display-name="Heading 1.center" style:family="paragraph" style:parent-style-name="Heading_20_1">
      <style:paragraph-properties fo:text-align="center" style:justify-single-word="false"/>
    </style:style>
    <style:style style:name="Heading_20_2.center" style:display-name="Heading 2.center" style:family="paragraph" style:parent-style-name="Heading_20_2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fo:color="#ffffff" style:font-name="SFMono-Regular" fo:font-family="SFMono-Regular, Menlo, Monaco, Consolas, 'Liberation Mono', 'Courier New', monospace" style:font-name-asian="SFMono-Regular" style:font-family-asian="SFMono-Regular, Menlo, Monaco, Consolas, 'Liberation Mono', 'Courier New', monospace" style:font-name-complex="SFMono-Regular" style:font-family-complex="SFMono-Regular, Menlo, Monaco, Consolas, 'Liberation Mono', 'Courier New', monospace" loext:padding="0cm" loext:border="none"/>
    </style:style>
    <style:style style:name="User_20_Entry" style:display-name="User Entry" style:family="text">
      <style:text-properties fo:color="#ffffff" style:font-name="SFMono-Regular" fo:font-family="SFMono-Regular, Menlo, Monaco, Consolas, 'Liberation Mono', 'Courier New', monospace" fo:font-weight="bold" fo:background-color="#333333" style:font-name-asian="SFMono-Regular" style:font-family-asian="SFMono-Regular, Menlo, Monaco, Consolas, 'Liberation Mono', 'Courier New', monospace" style:font-weight-asian="bold" style:font-name-complex="SFMono-Regular" style:font-family-complex="SFMono-Regular, Menlo, Monaco, Consolas, 'Liberation Mono', 'Courier New', monospace" style:font-weight-complex="bold" loext:padding="0cm" loext:border="none"/>
    </style:style>
    <style:style style:name="Example" style:family="text">
      <style:text-properties fo:color="#ffffff" style:font-name="SFMono-Regular" fo:font-family="SFMono-Regular, Menlo, Monaco, Consolas, 'Liberation Mono', 'Courier New', monospace" style:font-name-asian="SFMono-Regular" style:font-family-asian="SFMono-Regular, Menlo, Monaco, Consolas, 'Liberation Mono', 'Courier New', monospace" style:font-name-complex="SFMono-Regular" style:font-family-complex="SFMono-Regular, Menlo, Monaco, Consolas, 'Liberation Mono', 'Courier New', monospace" loext:padding="0cm" loext:border="none"/>
    </style:style>
    <style:style style:name="Variable" style:family="text">
      <style:text-properties fo:color="#ffffff" style:font-name="SFMono-Regular" fo:font-family="SFMono-Regular, Menlo, Monaco, Consolas, 'Liberation Mono', 'Courier New', monospace" fo:font-style="italic" style:font-name-asian="SFMono-Regular" style:font-family-asian="SFMono-Regular, Menlo, Monaco, Consolas, 'Liberation Mono', 'Courier New', monospace" style:font-style-asian="italic" style:font-name-complex="SFMono-Regular" style:font-family-complex="SFMono-Regular, Menlo, Monaco, Consolas, 'Liberation Mono', 'Courier New', monospace" style:font-style-complex="italic" loext:padding="0cm" loext:border="none"/>
    </style:style>
    <style:style style:name="Teletype" style:family="text">
      <style:text-properties style:font-name="SFMono-Regular" fo:font-family="SFMono-Regular, Menlo, Monaco, Consolas, 'Liberation Mono', 'Courier New', monospace" style:font-name-asian="SFMono-Regular" style:font-family-asian="SFMono-Regular, Menlo, Monaco, Consolas, 'Liberation Mono', 'Courier New', monospace" style:font-name-complex="SFMono-Regular" style:font-family-complex="SFMono-Regular, Menlo, Monaco, Consolas, 'Liberation Mono', 'Courier New', monospace" loext:padding="0cm" loext:border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Definition" style:family="text">
      <style:text-properties fo:font-style="italic" style:font-style-asian="italic" style:font-style-complex="italic"/>
    </style:style>
    <style:style style:name="ins" style:family="text">
      <style:text-properties style:text-underline-style="solid" style:text-underline-width="auto" style:text-underline-color="font-color"/>
    </style:style>
    <style:style style:name="del" style:family="text">
      <style:text-properties style:text-line-through-style="solid" style:text-line-through-type="single"/>
    </style:style>
    <style:style style:name="q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52cc" style:text-line-through-style="none" style:text-line-through-type="none" fo:language="zxx" fo:country="none" style:text-underline-style="none" style:text-blinking="false" style:language-asian="zxx" style:country-asian="none" style:language-complex="zxx" style:country-complex="none" style:text-overline-style="none" style:text-overline-color="font-color"/>
    </style:style>
    <style:style style:name="Visited_20_Internet_20_Link" style:display-name="Visited Internet Link" style:family="text">
      <style:text-properties fo:color="#0052cc" style:text-line-through-style="none" style:text-line-through-type="none" fo:language="zxx" fo:country="none" style:text-underline-style="none" style:text-blinking="false" style:language-asian="zxx" style:country-asian="none" style:language-complex="zxx" style:country-complex="none" style:text-overline-style="none" style:text-ov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.5pt" style:font-size-asian="10.5pt" style:font-size-complex="10.5pt"/>
    </style:style>
    <style:style style:name="MP2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.632cm" fo:margin-bottom="1.27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1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text:s/>/ <text:page-count>4</text:page-count></text:p>
      </style:footer>
    </style:master-page>
    <style:master-page style:name="HTML" style:page-layout-name="Mpm2" style:next-style-name="Standard">
      <style:footer>
        <text:p text:style-name="MP2"><text:page-number text:select-page="current">1</text:page-number><text:s/>/ <text:page-count>4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u87.css v.0.9.15 grid cheatsheet</dc:title>
    <meta:initial-creator>Czigler Ferenc</meta:initial-creator>
    <dc:date>2020-04-07T21:02:42.380000000</dc:date>
    <meta:editing-duration>PT52M8S</meta:editing-duration>
    <meta:editing-cycles>13</meta:editing-cycles>
    <meta:generator>LibreOffice/6.3.4.2$Windows_X86_64 LibreOffice_project/60da17e045e08f1793c57c00ba83cdfce946d0aa</meta:generator>
    <meta:document-statistic meta:table-count="3" meta:image-count="0" meta:object-count="0" meta:page-count="4" meta:paragraph-count="750" meta:word-count="933" meta:character-count="4747" meta:non-whitespace-character-count="4564"/>
    <meta:user-defined meta:name=""/>
    <meta:user-defined meta:name="Copyright">(C) Copyright Czigler Ferenc</meta:user-defined>
    <meta:user-defined meta:name="viewport">width=device-width, initial-scale=1, shrink-to-fit=no</meta:user-defined>
  </office:meta>
</office:document-meta>
</file>